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99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olygon draw:style-name="gr1" draw:text-style-name="P1" draw:layer="layout" svg:width="2.539cm" svg:height="2.539cm" svg:x="0.102cm" svg:y="8.992cm" svg:viewBox="0 0 2540 2540" draw:points="0,0 0,127 0,2540 2540,2540 2540,1270 1270,1270 1270,0">
          <text:p/>
        </draw:polygon>
        <draw:polygon draw:style-name="gr1" draw:text-style-name="P1" draw:layer="layout" svg:width="2.539cm" svg:height="2.539cm" svg:x="7.722cm" svg:y="8.992cm" svg:viewBox="0 0 2540 2540" draw:points="2540,0 2540,127 2540,2540 0,2540 0,1270 1270,1270 1270,0">
          <text:p/>
        </draw:polygon>
        <draw:polygon draw:style-name="gr1" draw:text-style-name="P1" draw:layer="layout" svg:width="2.539cm" svg:height="1.269cm" svg:x="3.912cm" svg:y="10.262cm" svg:viewBox="0 0 2540 1270" draw:points="0,0 0,1270 2540,1270 2540,0">
          <text:p/>
        </draw:polygon>
        <draw:polygon draw:style-name="gr1" draw:text-style-name="P1" draw:layer="layout" svg:width="2.539cm" svg:height="3.809cm" svg:x="0.102cm" svg:y="3.912cm" svg:viewBox="0 0 2540 3810" draw:points="0,3810 0,0 1270,0 1270,1270 2540,1270 2540,2540 1270,2540 1270,3810">
          <text:p/>
        </draw:polygon>
        <draw:polygon draw:style-name="gr1" draw:text-style-name="P1" draw:layer="layout" svg:width="2.539cm" svg:height="3.809cm" svg:x="7.722cm" svg:y="3.912cm" svg:viewBox="0 0 2540 3810" draw:points="2540,3810 2540,0 1270,0 1270,1270 0,1270 0,2540 1270,2540 1270,3810">
          <text:p/>
        </draw:polygon>
        <draw:polygon draw:style-name="gr1" draw:text-style-name="P1" draw:layer="layout" svg:width="2.539cm" svg:height="1.269cm" svg:x="3.912cm" svg:y="5.182cm" svg:viewBox="0 0 2540 1270" draw:points="0,0 0,1270 2540,1270 2540,0">
          <text:p/>
        </draw:polygon>
        <draw:polygon draw:style-name="gr1" draw:text-style-name="P1" draw:layer="layout" svg:width="-2.539cm" svg:height="-2.539cm" svg:x="2.642cm" svg:y="2.642cm" svg:viewBox="0 0 -2540 -2540" draw:points="2540,0 2540,127 2540,2540 0,2540 0,1270 1270,1270 1270,0">
          <text:p/>
        </draw:polygon>
        <draw:polygon draw:style-name="gr1" draw:text-style-name="P1" draw:layer="layout" svg:width="-2.539cm" svg:height="-2.539cm" svg:x="10.262cm" svg:y="2.642cm" svg:viewBox="0 0 -2540 -2540" draw:points="0,0 0,127 0,2540 2540,2540 2540,1270 1270,1270 1270,0">
          <text:p/>
        </draw:polygon>
        <draw:polygon draw:style-name="gr1" draw:text-style-name="P1" draw:layer="layout" svg:width="-2.539cm" svg:height="-1.269cm" svg:x="6.452cm" svg:y="1.372cm" svg:viewBox="0 0 -2540 -1270" draw:points="2540,0 2540,1270 0,1270 0,0">
          <text:p/>
        </draw:polygon>
        <draw:custom-shape draw:style-name="gr2" draw:text-style-name="P1" draw:layer="layout" svg:width="0.762cm" svg:height="1.27cm" svg:x="0.356cm" svg:y="2.64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1.27cm" svg:x="0.356cm" svg:y="7.7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1.27cm" svg:x="9.246cm" svg:y="7.72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1.27cm" svg:x="9.246cm" svg:y="2.642cm">
          <text:p/>
          <draw:enhanced-geometry svg:viewBox="0 0 21600 21600" draw:text-areas="?f0 0 ?f2 ?f5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1.27cm" draw:transform="rotate (1.5707963267949) translate (2.642cm 1.118cm)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1.27cm" draw:transform="rotate (1.5707963267949) translate (2.667cm 11.303cm)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1.27cm" draw:transform="rotate (1.5707963267949) translate (6.452cm 1.118cm)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1.27cm" draw:transform="rotate (1.5707963267949) translate (6.477cm 11.303cm)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1.27cm" draw:transform="rotate (1.5707963267949) translate (2.642cm 6.198cm)">
          <text:p/>
          <draw:enhanced-geometry svg:viewBox="0 0 21600 21600" draw:text-areas="?f0 0 ?f2 ?f5" draw:mirror-vertical="true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1.27cm" draw:transform="rotate (1.5707963267949) translate (6.452cm 6.198cm)">
          <text:p/>
          <draw:enhanced-geometry svg:viewBox="0 0 21600 21600" draw:text-areas="?f0 0 ?f2 ?f5" draw:mirror-vertical="true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016cm" svg:height="1.016cm" svg:x="0.356cm" svg:y="0.356cm">
          <text:p text:style-name="P1">s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layer="layout" svg:width="1.016cm" svg:height="1.016cm" svg:x="9.119cm" svg:y="5.309cm">
          <text:p text:style-name="P1">s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layer="layout" svg:width="1.016cm" svg:height="1.016cm" svg:x="0.356cm" svg:y="10.262cm">
          <text:p text:style-name="P1">s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1.143cm" svg:height="1.016cm" svg:x="8.992cm" svg:y="0.356cm">
          <text:p text:style-name="P1">t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1.143cm" svg:height="1.016cm" svg:x="8.992cm" svg:y="10.262cm">
          <text:p text:style-name="P1">t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102cm" fo:margin-left="0.102cm" fo:margin-right="0.102cm" fo:page-width="10.414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Krause</meta:initial-creator>
    <meta:creation-date>2011-12-12T13:25:37</meta:creation-date>
    <dc:date>2011-12-12T13:49:07</dc:date>
    <dc:creator>Christian Krause</dc:creator>
    <meta:editing-duration>PT8M18S</meta:editing-duration>
    <meta:editing-cycles>2</meta:editing-cycles>
    <meta:generator>LibreOffice/3.4$Unix LibreOffice_project/340m1$Build-402</meta:generator>
    <meta:document-statistic meta:object-count="24"/>
  </office:meta>
</office:document-meta>
</file>